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fo:font-weight="normal" style:font-style-asian="normal" style:font-weight-asian="normal" style:text-emphasize="non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-complex="Arial"/>
    </style:style>
    <style:style style:name="T30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38"><draw:line text:anchor-type="paragraph" draw:z-index="14" draw:name="Shape3_20" draw:style-name="gr1" draw:text-style-name="P6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5" draw:name="Shape3_24" draw:style-name="gr1" draw:text-style-name="P68" svg:x1="1.8528in" svg:y1="0.1791in" svg:x2="3.8083in" svg:y2="0.1791in"><text:p/></draw:line><text:span text:style-name="T26"><text:text-input text:description="py3o://function=&quot;r.font_generate()&quot;">font</text:text-input></text:span><text:span text:style-name="T24"><text:s/></text:span><text:span text:style-name="T24"><text:user-field-get text:name="py3o.o.company_id.name">company_name</text:user-field-get></text:span></text:p>
            <text:p text:style-name="P38"><draw:line text:anchor-type="paragraph" draw:z-index="16" draw:name="Shape3_25" draw:style-name="gr1" draw:text-style-name="P68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38"><draw:line text:anchor-type="paragraph" draw:z-index="17" draw:name="Shape3_26" draw:style-name="gr1" draw:text-style-name="P6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38"><draw:line text:anchor-type="paragraph" draw:z-index="18" draw:name="Shape3_27" draw:style-name="gr1" draw:text-style-name="P6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19" draw:name="Shape3_28" draw:style-name="gr1" draw:text-style-name="P6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15"><draw:line text:anchor-type="paragraph" draw:z-index="21" draw:name="Shape3_30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0" draw:name="Shape3_29" draw:style-name="gr1" draw:text-style-name="P68" svg:x1="0.0827in" svg:y1="0.1811in" svg:x2="3.3693in" svg:y2="0.1811in"><text:p/></draw:line><draw:line text:anchor-type="paragraph" draw:z-index="22" draw:name="Shape3_31" draw:style-name="gr1" draw:text-style-name="P68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3" draw:name="Shape3_32" draw:style-name="gr1" draw:text-style-name="P69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2142712954176">
          <table:table-cell table:style-name="Table1.A1" office:value-type="string">
            <text:p text:style-name="P15"><draw:line text:anchor-type="paragraph" draw:z-index="24" draw:name="Shape3_33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5" draw:name="Shape3_34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15"><draw:line text:anchor-type="paragraph" draw:z-index="26" draw:name="Shape3_35" draw:style-name="gr1" draw:text-style-name="P68" svg:x1="1.9563in" svg:y1="0.2067in" svg:x2="3.3689in" svg:y2="0.202in"><text:p/></draw:line><draw:line text:anchor-type="paragraph" draw:z-index="27" draw:name="Shape3_36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8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6"><draw:line text:anchor-type="paragraph" draw:z-index="12" draw:name="Shape3_22" draw:style-name="gr1" draw:text-style-name="P6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5776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65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288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66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3" draw:name="Shape3_23" draw:style-name="gr1" draw:text-style-name="P6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5" draw:name="Shape3_5" draw:style-name="gr1" draw:text-style-name="P68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6" draw:name="Shape3_15" draw:style-name="gr1" draw:text-style-name="P68" svg:x1="0.4043in" svg:y1="-0.1098in" svg:x2="3.3559in" svg:y2="-0.1098in"><text:p/></draw:line><draw:line text:anchor-type="paragraph" draw:z-index="7" draw:name="Shape3_16" draw:style-name="gr1" draw:text-style-name="P6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8" draw:name="Shape3_18" draw:style-name="gr1" draw:text-style-name="P6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9" draw:name="Shape3_17" draw:style-name="gr1" draw:text-style-name="P6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0" draw:name="Shape3_19" draw:style-name="gr1" draw:text-style-name="P6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1" draw:name="Shape3_21" draw:style-name="gr1" draw:text-style-name="P6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9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28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8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8">လက်မှတ်တို</text:span> စာတိုင်နှင့် <text:span text:style-name="T28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3"><text:span text:style-name="T28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30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55M8S</meta:editing-duration>
    <meta:editing-cycles>1128</meta:editing-cycles>
    <dc:date>2022-12-01T11:25:05.160000000</dc:date>
    <meta:document-statistic meta:table-count="7" meta:image-count="0" meta:object-count="0" meta:page-count="3" meta:paragraph-count="84" meta:word-count="336" meta:character-count="2521" meta:non-whitespace-character-count="2093"/>
  </office:meta>
</office:document-meta>
</file>